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86494" officeooo:paragraph-rsid="0028371a" style:font-size-asian="12pt" style:font-size-complex="12pt"/>
    </style:style>
    <style:style style:name="P2" style:family="paragraph" style:parent-style-name="Standard">
      <style:text-properties fo:font-size="12pt" officeooo:rsid="00186494" officeooo:paragraph-rsid="0028371a" style:font-size-asian="12pt" style:font-size-complex="12pt"/>
    </style:style>
    <style:style style:name="P3" style:family="paragraph" style:parent-style-name="Standard" style:list-style-name="L1">
      <style:text-properties fo:font-size="12pt" officeooo:rsid="00257ac4" officeooo:paragraph-rsid="0028371a" style:font-size-asian="12pt" style:font-size-complex="12pt"/>
    </style:style>
    <style:style style:name="P4" style:family="paragraph" style:parent-style-name="Standard" style:list-style-name="L1">
      <style:text-properties fo:font-size="12pt" officeooo:rsid="0026769e" officeooo:paragraph-rsid="0028371a" style:font-size-asian="12pt" style:font-size-complex="12pt"/>
    </style:style>
    <style:style style:name="P5" style:family="paragraph" style:parent-style-name="Standard">
      <style:text-properties fo:font-size="12pt" officeooo:rsid="0026769e" officeooo:paragraph-rsid="0028371a" style:font-size-asian="12pt" style:font-size-complex="12pt"/>
    </style:style>
    <style:style style:name="P6" style:family="paragraph" style:parent-style-name="Standard">
      <style:text-properties fo:font-size="12pt" officeooo:rsid="0028371a" officeooo:paragraph-rsid="0028371a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8371a" officeooo:paragraph-rsid="0028371a" style:font-size-asian="12pt" style:font-size-complex="12pt"/>
    </style:style>
    <style:style style:name="T1" style:family="text">
      <style:text-properties officeooo:rsid="0026769e"/>
    </style:style>
    <style:style style:name="T2" style:family="text">
      <style:text-properties officeooo:rsid="001867a0"/>
    </style:style>
    <style:style style:name="T3" style:family="text">
      <style:text-properties officeooo:rsid="001c2144"/>
    </style:style>
    <style:style style:name="T4" style:family="text">
      <style:text-properties officeooo:rsid="00257ac4"/>
    </style:style>
    <style:style style:name="T5" style:family="text">
      <style:text-properties officeooo:rsid="00228902"/>
    </style:style>
    <style:style style:name="T6" style:family="text">
      <style:text-properties officeooo:rsid="0028371a"/>
    </style:style>
    <style:style style:name="T7" style:family="text">
      <style:text-properties style:font-name="Liberation Sans" fo:font-style="italic" style:font-style-asian="italic" style:font-style-complex="italic"/>
    </style:style>
    <style:style style:name="T8" style:family="text">
      <style:text-properties style:text-position="super 58%" style:font-name="Liberation Sans" fo:font-style="italic" style:font-style-asian="italic" style:font-style-complex="italic"/>
    </style:style>
    <style:style style:name="T9" style:family="text">
      <style:text-properties style:font-name="Liberation Serif"/>
    </style:style>
    <style:style style:name="T10" style:family="text">
      <style:text-properties style:font-name="Liberation Sans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D-</text:span><text:span text:style-name="T2">TP A</text:span>rithmétique<text:span text:style-name="T2"> avec Python </text:span><text:span text:style-name="T3">(suite </text:span><text:span text:style-name="T4">de la suite</text:span><text:span text:style-name="T3">)</text:span></text:p>
      <text:p text:style-name="P2"/>
      <text:list text:style-name="L1">
        <text:list-item>
          <text:p text:style-name="P3"><text:span text:style-name="T5">C</text:span>ombien y a-t-il de secondes dans un mois ?</text:p>
        </text:list-item>
        <text:list-item>
          <text:p text:style-name="P3">C’est un grand nombre, mais combien a-t-il de diviseurs ? <text:span text:style-name="T6">(*)</text:span></text:p>
        </text:list-item>
        <text:list-item>
          <text:p text:style-name="P3">Parmi les nombres de 1 à 100, lequel a le plus grand nombre de diviseurs par rapport à sa taille (calculer nb_div(N)/N) ?</text:p>
        </text:list-item>
        <text:list-item>
          <text:p text:style-name="P4">Écrire une fonction Python qui teste si un nombre est parfait (la somme de ses diviseurs vaut le nombre étudié).</text:p>
        </text:list-item>
        <text:list-item>
          <text:p text:style-name="P4">Quels sont les nombres qui ont exactement deux diviseurs ?</text:p>
        </text:list-item>
      </text:list>
      <text:p text:style-name="P5"/>
      <text:p text:style-name="P6">(*) <text:tab/>Si <text:span text:style-name="T7">N = p</text:span><text:span text:style-name="T8">a</text:span><text:span text:style-name="T7"> . q</text:span><text:span text:style-name="T8">b</text:span><text:span text:style-name="T7"> .... s</text:span><text:span text:style-name="T8">d</text:span><text:span text:style-name="T9">, (décomposition en facteurs premiers)</text:span></text:p>
      <text:p text:style-name="P6"><text:span text:style-name="T10"><text:tab/></text:span>la formule générale est <text:span text:style-name="T7">nb_div(N) = (a+1)(b+1)...(d+1)</text:span></text:p>
      <text:p text:style-name="P6"><text:span text:style-name="T7"/></text:p>
      <text:p text:style-name="P1"><text:span text:style-name="T1">TD-</text:span><text:span text:style-name="T2">TP A</text:span>rithmétique<text:span text:style-name="T2"> avec Python </text:span><text:span text:style-name="T3">(suite </text:span><text:span text:style-name="T4">de la suite</text:span><text:span text:style-name="T3">)</text:span></text:p>
      <text:p text:style-name="P2"/>
      <text:list text:continue-numbering="true" text:style-name="L1">
        <text:list-item text:start-value="10">
          <text:p text:style-name="P3"><text:span text:style-name="T5">C</text:span>ombien y a-t-il de secondes dans un mois ?</text:p>
        </text:list-item>
        <text:list-item>
          <text:p text:style-name="P3">C’est un grand nombre, mais combien a-t-il de diviseurs ? <text:span text:style-name="T6">(*)</text:span></text:p>
        </text:list-item>
        <text:list-item>
          <text:p text:style-name="P3">Parmi les nombres de 1 à 100, lequel a le plus grand nombre de diviseurs par rapport à sa taille (calculer nb_div(N)/N) ?</text:p>
        </text:list-item>
        <text:list-item>
          <text:p text:style-name="P4">Écrire une fonction Python qui teste si un nombre est parfait (la somme de ses diviseurs vaut le nombre étudié).</text:p>
        </text:list-item>
        <text:list-item>
          <text:p text:style-name="P4">Quels sont les nombres qui ont exactement deux diviseurs ?</text:p>
        </text:list-item>
      </text:list>
      <text:p text:style-name="P5"/>
      <text:p text:style-name="P6">(*) <text:tab/>Si <text:span text:style-name="T7">N = p</text:span><text:span text:style-name="T8">a</text:span><text:span text:style-name="T7"> . q</text:span><text:span text:style-name="T8">b</text:span><text:span text:style-name="T7"> .... s</text:span><text:span text:style-name="T8">d</text:span><text:span text:style-name="T9">, (décomposition en facteurs premiers)</text:span></text:p>
      <text:p text:style-name="P6"><text:span text:style-name="T10"><text:tab/></text:span>la formule générale est <text:span text:style-name="T7">nb_div(N) = (a+1)(b+1)...(d+1)</text:span></text:p>
      <text:p text:style-name="P6"><text:span text:style-name="T7"/></text:p>
      <text:p text:style-name="P1"><text:span text:style-name="T1">TD-</text:span><text:span text:style-name="T2">TP A</text:span>rithmétique<text:span text:style-name="T2"> avec Python </text:span><text:span text:style-name="T3">(suite </text:span><text:span text:style-name="T4">de la suite</text:span><text:span text:style-name="T3">)</text:span></text:p>
      <text:p text:style-name="P2"/>
      <text:list text:continue-numbering="true" text:style-name="L1">
        <text:list-item text:start-value="10">
          <text:p text:style-name="P3"><text:span text:style-name="T5">C</text:span>ombien y a-t-il de secondes dans un mois ?</text:p>
        </text:list-item>
        <text:list-item>
          <text:p text:style-name="P3">C’est un grand nombre, mais combien a-t-il de diviseurs ? <text:span text:style-name="T6">(*)</text:span></text:p>
        </text:list-item>
        <text:list-item>
          <text:p text:style-name="P3">Parmi les nombres de 1 à 100, lequel a le plus grand nombre de diviseurs par rapport à sa taille (calculer nb_div(N)/N) ?</text:p>
        </text:list-item>
        <text:list-item>
          <text:p text:style-name="P4">Écrire une fonction Python qui teste si un nombre est parfait (la somme de ses diviseurs vaut le nombre étudié).</text:p>
        </text:list-item>
        <text:list-item>
          <text:p text:style-name="P4">Quels sont les nombres qui ont exactement deux diviseurs ?</text:p>
        </text:list-item>
      </text:list>
      <text:p text:style-name="P5"/>
      <text:p text:style-name="P6">(*) <text:tab/>Si <text:span text:style-name="T7">N = p</text:span><text:span text:style-name="T8">a</text:span><text:span text:style-name="T7"> . q</text:span><text:span text:style-name="T8">b</text:span><text:span text:style-name="T7"> .... s</text:span><text:span text:style-name="T8">d</text:span><text:span text:style-name="T9">, (décomposition en facteurs premiers)</text:span></text:p>
      <text:p text:style-name="P6"><text:span text:style-name="T10"><text:tab/></text:span>la formule générale est <text:span text:style-name="T7">nb_div(N) = (a+1)(b+1)...(d+1)</text:span></text:p>
      <text:p text:style-name="P6"><text:span text:style-name="T7"/></text:p>
      <text:p text:style-name="P1"><text:span text:style-name="T1">TD-</text:span><text:span text:style-name="T2">TP A</text:span>rithmétique<text:span text:style-name="T2"> avec Python </text:span><text:span text:style-name="T3">(suite </text:span><text:span text:style-name="T4">de la suite</text:span><text:span text:style-name="T3">)</text:span></text:p>
      <text:p text:style-name="P2"/>
      <text:list text:continue-numbering="true" text:style-name="L1">
        <text:list-item text:start-value="10">
          <text:p text:style-name="P3"><text:span text:style-name="T5">C</text:span>ombien y a-t-il de secondes dans un mois ?</text:p>
        </text:list-item>
        <text:list-item>
          <text:p text:style-name="P3">C’est un grand nombre, mais combien a-t-il de diviseurs ? <text:span text:style-name="T6">(*)</text:span></text:p>
        </text:list-item>
        <text:list-item>
          <text:p text:style-name="P3">Parmi les nombres de 1 à 100, lequel a le plus grand nombre de diviseurs par rapport à sa taille (calculer nb_div(N)/N) ?</text:p>
        </text:list-item>
        <text:list-item>
          <text:p text:style-name="P4">Écrire une fonction Python qui teste si un nombre est parfait (la somme de ses diviseurs vaut le nombre étudié).</text:p>
        </text:list-item>
        <text:list-item>
          <text:p text:style-name="P4">Quels sont les nombres qui ont exactement deux diviseurs ?</text:p>
        </text:list-item>
      </text:list>
      <text:p text:style-name="P5"/>
      <text:p text:style-name="P6">(*) <text:tab/>Si <text:span text:style-name="T7">N = p</text:span><text:span text:style-name="T8">a</text:span><text:span text:style-name="T7"> . q</text:span><text:span text:style-name="T8">b</text:span><text:span text:style-name="T7"> .... s</text:span><text:span text:style-name="T8">d</text:span><text:span text:style-name="T9">, (décomposition en facteurs premiers)</text:span></text:p>
      <text:p text:style-name="P6"><text:span text:style-name="T10"><text:tab/></text:span>la formule générale est <text:span text:style-name="T7">nb_div(N) = (a+1)(b+1)...(d+1)</text:span></text:p>
      <text:p text:style-name="P6"><text:span text:style-name="T7"/></text:p>
      <text:p text:style-name="P1"><text:span text:style-name="T1">TD-</text:span><text:span text:style-name="T2">TP A</text:span>rithmétique<text:span text:style-name="T2"> avec Python </text:span><text:span text:style-name="T3">(suite </text:span><text:span text:style-name="T4">de la suite</text:span><text:span text:style-name="T3">)</text:span></text:p>
      <text:p text:style-name="P2"/>
      <text:list text:continue-numbering="true" text:style-name="L1">
        <text:list-item text:start-value="10">
          <text:p text:style-name="P3"><text:span text:style-name="T5">C</text:span>ombien y a-t-il de secondes dans un mois ?</text:p>
        </text:list-item>
        <text:list-item>
          <text:p text:style-name="P3">C’est un grand nombre, mais combien a-t-il de diviseurs ? <text:span text:style-name="T6">(*)</text:span></text:p>
        </text:list-item>
        <text:list-item>
          <text:p text:style-name="P3">Parmi les nombres de 1 à 100, lequel a le plus grand nombre de diviseurs par rapport à sa taille (calculer nb_div(N)/N) ?</text:p>
        </text:list-item>
        <text:list-item>
          <text:p text:style-name="P4">Écrire une fonction Python qui teste si un nombre est parfait (la somme de ses diviseurs vaut le nombre étudié).</text:p>
        </text:list-item>
        <text:list-item>
          <text:p text:style-name="P4">Quels sont les nombres qui ont exactement deux diviseurs ?</text:p>
        </text:list-item>
      </text:list>
      <text:p text:style-name="P5"/>
      <text:p text:style-name="P6">(*) <text:tab/>Si <text:span text:style-name="T7">N = p</text:span><text:span text:style-name="T8">a</text:span><text:span text:style-name="T7"> . q</text:span><text:span text:style-name="T8">b</text:span><text:span text:style-name="T7"> .... s</text:span><text:span text:style-name="T8">d</text:span><text:span text:style-name="T9">, (décomposition en facteurs premiers)</text:span></text:p>
      <text:p text:style-name="P6"><text:span text:style-name="T10"><text:tab/></text:span>la formule générale est <text:span text:style-name="T7">nb_div(N) = (a+1)(b+1)...(d+1)</text:span></text:p>
      <text:p text:style-name="P6"><text:span text:style-name="T7"/></text:p>
      <text:p text:style-name="P1"><text:span text:style-name="T1">TD-</text:span><text:span text:style-name="T2">TP A</text:span>rithmétique<text:span text:style-name="T2"> avec Python </text:span><text:span text:style-name="T3">(suite </text:span><text:span text:style-name="T4">de la suite</text:span><text:span text:style-name="T3">)</text:span></text:p>
      <text:p text:style-name="P2"/>
      <text:list text:continue-numbering="true" text:style-name="L1">
        <text:list-item text:start-value="10">
          <text:p text:style-name="P3"><text:span text:style-name="T5">C</text:span>ombien y a-t-il de secondes dans un mois ?</text:p>
        </text:list-item>
        <text:list-item>
          <text:p text:style-name="P3">C’est un grand nombre, mais combien a-t-il de diviseurs ? <text:span text:style-name="T6">(*)</text:span></text:p>
        </text:list-item>
        <text:list-item>
          <text:p text:style-name="P3">Parmi les nombres de 1 à 100, lequel a le plus grand nombre de diviseurs par rapport à sa taille (calculer nb_div(N)/N) ?</text:p>
        </text:list-item>
        <text:list-item>
          <text:p text:style-name="P4">Écrire une fonction Python qui teste si un nombre est parfait (la somme de ses diviseurs vaut le nombre étudié).</text:p>
        </text:list-item>
        <text:list-item>
          <text:p text:style-name="P4">Quels sont les nombres qui ont exactement deux diviseurs ?</text:p>
        </text:list-item>
      </text:list>
      <text:p text:style-name="P5"/>
      <text:p text:style-name="P6">(*) <text:tab/>Si <text:span text:style-name="T7">N = p</text:span><text:span text:style-name="T8">a</text:span><text:span text:style-name="T7"> . q</text:span><text:span text:style-name="T8">b</text:span><text:span text:style-name="T7"> .... s</text:span><text:span text:style-name="T8">d</text:span><text:span text:style-name="T9">, (décomposition en facteurs premiers)</text:span></text:p>
      <text:p text:style-name="P6"><text:span text:style-name="T10"><text:tab/></text:span>la formule générale est <text:span text:style-name="T7">nb_div(N) = (a+1)(b+1)...(d+1)</text:span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ophe Gragnic</meta:initial-creator>
    <meta:creation-date>2024-11-07T19:39:11.198516795</meta:creation-date>
    <dc:date>2024-11-25T09:12:40.810000000</dc:date>
    <meta:editing-duration>PT19M31S</meta:editing-duration>
    <meta:editing-cycles>6</meta:editing-cycles>
    <meta:generator>LibreOffice/24.8.2.1$Windows_X86_64 LibreOffice_project/0f794b6e29741098670a3b95d60478a65d05ef13</meta:generator>
    <meta:print-date>2024-11-25T09:27:48.344000000</meta:print-date>
    <meta:document-statistic meta:table-count="0" meta:image-count="0" meta:object-count="0" meta:page-count="1" meta:paragraph-count="48" meta:word-count="636" meta:character-count="3480" meta:non-whitespace-character-count="2910"/>
  </office:meta>
</office:document-meta>
</file>